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alibri" svg:font-family="Calibri" style:font-family-generic="swiss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353cm" fo:line-height="115%"/>
      <style:text-properties fo:font-size="11pt" fo:language="zxx" fo:country="none" style:font-size-asian="11pt" style:font-size-complex="11pt"/>
    </style:style>
    <style:style style:name="P2" style:family="paragraph" style:parent-style-name="Standard">
      <style:paragraph-properties fo:margin-top="0cm" fo:margin-bottom="0.353cm" fo:line-height="115%"/>
      <style:text-properties fo:font-size="14pt" fo:language="zxx" fo:country="none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3" style:family="paragraph" style:parent-style-name="Standard">
      <style:paragraph-properties fo:margin-top="0cm" fo:margin-bottom="0.353cm" fo:line-height="115%"/>
    </style:style>
    <style:style style:name="P4" style:family="paragraph" style:parent-style-name="Standard" style:master-page-name="Standard">
      <style:paragraph-properties fo:margin-top="0cm" fo:margin-bottom="0.353cm" fo:line-height="115%" style:page-number="auto"/>
      <style:text-properties fo:font-size="11pt" fo:language="zxx" fo:country="none" style:font-size-asian="11pt" style:font-size-complex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2">Hyperlink Test</text:p>
      <text:p text:style-name="P1"/>
      <text:p text:style-name="P3"><text:a xlink:type="simple" xlink:href="../Fundamentals.pdf#T001" office:name="T001_ADF/NDB_Distance_and_Time" text:style-name="Internet_20_link" text:visited-style-name="Visited_20_Internet_20_Link">T001_ADF/NDB_Distance_and_Time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alibri" svg:font-family="Calibri" style:font-family-generic="swiss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es" fo:country="CL" style:font-size-asian="12pt" style:language-asian="es" style:country-asian="CL" style:font-size-complex="12pt" style:language-complex="es" style:country-complex="CL"/>
    </style:default-style>
    <style:default-style style:family="paragraph">
      <style:paragraph-properties fo:hyphenation-ladder-count="no-limit" style:text-autospace="none" style:punctuation-wrap="hanging" style:line-break="strict" style:tab-stop-distance="1.27cm" style:writing-mode="page"/>
      <style:text-properties style:use-window-font-color="true" style:font-name="Calibri" fo:font-size="12pt" fo:language="es" fo:country="CL" style:font-name-asian="Calibri" style:font-size-asian="12pt" style:language-asian="es" style:country-asian="CL" style:font-name-complex="Calibri" style:font-size-complex="12pt" style:language-complex="es" style:country-complex="C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17-08-11T03:26:53.29</dc:date>
    <dc:creator>Gerhard Kick</dc:creator>
    <meta:generator>OpenOffice/4.1.3$Win32 OpenOffice.org_project/413m1$Build-9783</meta:generator>
    <meta:editing-duration>PT3M</meta:editing-duration>
    <meta:editing-cycles>2</meta:editing-cycles>
    <meta:document-statistic meta:table-count="0" meta:image-count="0" meta:object-count="0" meta:page-count="1" meta:paragraph-count="2" meta:word-count="3" meta:character-count="44"/>
  </office:meta>
</office:document-meta>
</file>